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2cm" fo:min-width="3.1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cm" fo:min-width="2.8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2cm" fo:min-width="2.88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2cm" fo:min-width="3.78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2cm" fo:min-width="3.33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1cm" fo:min-width="4.6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1cm" fo:min-width="4.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1cm" fo:min-width="3.78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1cm" fo:min-width="4.4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1cm" fo:min-width="5.58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86cm" fo:min-width="4.462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cm" svg:x="7.5cm" svg:y="1.75cm">
          <text:p text:style-name="P1">main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75cm" svg:height="1.5cm" svg:x="7.5cm" svg:y="5cm">
          <text:p text:style-name="P1">UT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3" draw:id="id3" draw:layer="layout" svg:width="3.75cm" svg:height="1.25cm" svg:x="7.5cm" svg:y="7.75cm">
          <text:p text:style-name="P1">JFram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4" draw:id="id4" draw:layer="layout" svg:width="3.75cm" svg:height="1.25cm" svg:x="7.5cm" svg:y="10.5cm">
          <text:p text:style-name="P1">JPan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xml:id="id7" draw:id="id7" draw:layer="layout" svg:width="4.75cm" svg:height="1.25cm" svg:x="9.25cm" svg:y="16cm">
          <text:p text:style-name="P1">JTextFiel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xml:id="id15" draw:id="id15" draw:layer="layout" svg:width="4cm" svg:height="1cm" svg:x="9.5cm" svg:y="18.25cm">
          <text:p text:style-name="P1">name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6" draw:id="id16" draw:layer="layout" svg:width="4cm" svg:height="1cm" svg:x="9.5cm" svg:y="19.75cm">
          <text:p text:style-name="P1">address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7" draw:id="id17" draw:layer="layout" svg:width="4cm" svg:height="1cm" svg:x="9.5cm" svg:y="21.25cm">
          <text:p text:style-name="P1">phone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8" draw:id="id18" draw:layer="layout" svg:width="4cm" svg:height="1cm" svg:x="9.5cm" svg:y="22.75cm">
          <text:p text:style-name="P1">blue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9" draw:id="id19" draw:layer="layout" svg:width="4cm" svg:height="1cm" svg:x="9.5cm" svg:y="24.25cm">
          <text:p text:style-name="P1">red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4.25cm" svg:height="1.25cm" svg:x="4.5cm" svg:y="16cm">
          <text:p text:style-name="P1">JLab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layer="layout" svg:width="4cm" svg:height="1cm" svg:x="4.5cm" svg:y="18.25cm">
          <text:p text:style-name="P1">name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11" draw:id="id11" draw:layer="layout" svg:width="4.5cm" svg:height="1cm" svg:x="4cm" svg:y="19.75cm">
          <text:p text:style-name="P1">address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4cm" svg:height="1cm" svg:x="4.5cm" svg:y="21.25cm">
          <text:p text:style-name="P1">phone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1cm" svg:x="4.5cm" svg:y="18.251cm">
          <text:p text:style-name="P1">name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3" draw:id="id13" draw:layer="layout" svg:width="4cm" svg:height="1cm" svg:x="4.5cm" svg:y="22.75cm">
          <text:p text:style-name="P1">color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0" draw:id="id10" draw:layer="layout" svg:width="4cm" svg:height="1cm" svg:x="4.5cm" svg:y="18.251cm">
          <text:p text:style-name="P1">name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4" draw:id="id14" draw:layer="layout" svg:width="4cm" svg:height="1cm" svg:x="4.5cm" svg:y="24.25cm">
          <text:p text:style-name="P1">sizeLab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5" draw:id="id5" draw:layer="layout" svg:width="5.75cm" svg:height="1.5cm" svg:x="6.75cm" svg:y="12.75cm">
          <text:p text:style-name="P1">GridBagLayou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xml:id="id8" draw:id="id8" draw:layer="layout" svg:width="4.75cm" svg:height="1.25cm" svg:x="14.75cm" svg:y="16cm">
          <text:p text:style-name="P1">JComboBox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" xml:id="id20" draw:id="id20" draw:layer="layout" svg:width="3.75cm" svg:height="1cm" svg:x="15cm" svg:y="18.25cm">
          <text:p text:style-name="P1">regionC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4.25cm" svg:height="1.25cm" svg:x="20.75cm" svg:y="16cm">
          <text:p text:style-name="P1">JButt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xml:id="id21" draw:id="id21" draw:layer="layout" svg:width="3.75cm" svg:height="1.25cm" svg:x="21cm" svg:y="18cm">
          <text:p text:style-name="P1">sa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22" draw:id="id22" draw:layer="layout" svg:width="5cm" svg:height="1.5cm" svg:x="21.25cm" svg:y="22cm">
          <text:p text:style-name="P1">ActionEv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" xml:id="id23" draw:id="id23" draw:layer="layout" svg:width="4.75cm" svg:height="1.5cm" svg:x="21.75cm" svg:y="24.5cm">
          <text:p text:style-name="P1">writer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24" draw:id="id24" draw:layer="layout" svg:width="5.5cm" svg:height="1.5cm" svg:x="21.25cm" svg:y="27cm">
          <text:p text:style-name="P1">textFieldInput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25" draw:id="id25" draw:layer="layout" svg:width="5.5cm" svg:height="1.5cm" svg:x="10.75cm" svg:y="30cm">
          <text:p text:style-name="P1">sizeFieldInput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26" draw:id="id26" draw:layer="layout" svg:width="5.5cm" svg:height="1.5cm" svg:x="17.25cm" svg:y="30cm">
          <text:p text:style-name="P1">shipTotalPrice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27" draw:id="id27" draw:layer="layout" svg:width="5.5cm" svg:height="1.5cm" svg:x="23.75cm" svg:y="30cm">
          <text:p text:style-name="P1">shirtPrice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28" draw:id="id28" draw:layer="layout" svg:width="5.5cm" svg:height="1.5cm" svg:x="30cm" svg:y="30cm">
          <text:p text:style-name="P1">totalPayment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" xml:id="id29" draw:id="id29" draw:layer="layout" svg:width="6.75cm" svg:height="1.5cm" svg:x="16.25cm" svg:y="33cm">
          <text:p text:style-name="P1">regionShipPrice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" xml:id="id30" draw:id="id30" draw:layer="layout" svg:width="5.5cm" svg:height="1.75cm" svg:x="24cm" svg:y="33cm">
          <text:p text:style-name="P1">shirtTotal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" draw:layer="layout" svg:x1="9.5cm" svg:y1="3.75cm" svg:x2="9.375cm" svg:y2="5cm" draw:start-shape="id1" draw:start-glue-point="6" draw:end-shape="id2" draw:end-glue-point="4" svg:d="M9500 3750v626h-125v624" svg:viewBox="0 0 126 1251">
          <text:p/>
        </draw:connector>
        <draw:connector draw:style-name="gr16" draw:text-style-name="P1" draw:layer="layout" svg:x1="9.375cm" svg:y1="6.5cm" svg:x2="9.375cm" svg:y2="7.75cm" draw:start-shape="id2" draw:start-glue-point="6" draw:end-shape="id3" draw:end-glue-point="4" svg:d="M9375 6500v1250" svg:viewBox="0 0 1 1251">
          <text:p/>
        </draw:connector>
        <draw:connector draw:style-name="gr16" draw:text-style-name="P1" draw:layer="layout" svg:x1="9.375cm" svg:y1="9cm" svg:x2="9.375cm" svg:y2="10.5cm" draw:start-shape="id3" draw:start-glue-point="6" draw:end-shape="id4" draw:end-glue-point="4" svg:d="M9375 9000v1500" svg:viewBox="0 0 1 1501">
          <text:p/>
        </draw:connector>
        <draw:connector draw:style-name="gr16" draw:text-style-name="P1" draw:layer="layout" svg:x1="9.375cm" svg:y1="11.75cm" svg:x2="9.625cm" svg:y2="12.75cm" draw:start-shape="id4" draw:start-glue-point="6" draw:end-shape="id5" draw:end-glue-point="4" svg:d="M9375 11750v501h250v499" svg:viewBox="0 0 251 1001">
          <text:p/>
        </draw:connector>
        <draw:connector draw:style-name="gr16" draw:text-style-name="P1" draw:layer="layout" svg:x1="9.625cm" svg:y1="14.25cm" svg:x2="6.625cm" svg:y2="16cm" draw:start-shape="id5" draw:start-glue-point="6" draw:end-shape="id6" draw:end-glue-point="4" svg:d="M9625 14250v876h-3000v874" svg:viewBox="0 0 3001 1751">
          <text:p/>
        </draw:connector>
        <draw:connector draw:style-name="gr16" draw:text-style-name="P1" draw:layer="layout" svg:x1="9.625cm" svg:y1="14.25cm" svg:x2="11.625cm" svg:y2="16cm" draw:start-shape="id5" draw:start-glue-point="6" draw:end-shape="id7" draw:end-glue-point="4" svg:d="M9625 14250v876h2000v874" svg:viewBox="0 0 2001 1751">
          <text:p/>
        </draw:connector>
        <draw:connector draw:style-name="gr16" draw:text-style-name="P1" draw:layer="layout" svg:x1="9.625cm" svg:y1="14.25cm" svg:x2="17.125cm" svg:y2="16cm" draw:start-shape="id5" draw:start-glue-point="6" draw:end-shape="id8" draw:end-glue-point="4" svg:d="M9625 14250v876h7500v874" svg:viewBox="0 0 7501 1751">
          <text:p/>
        </draw:connector>
        <draw:connector draw:style-name="gr16" draw:text-style-name="P1" draw:layer="layout" svg:x1="9.625cm" svg:y1="14.25cm" svg:x2="22.875cm" svg:y2="16cm" draw:start-shape="id5" draw:start-glue-point="6" draw:end-shape="id9" draw:end-glue-point="4" svg:d="M9625 14250v876h13250v874" svg:viewBox="0 0 13251 1751">
          <text:p/>
        </draw:connector>
        <draw:connector draw:style-name="gr16" draw:text-style-name="P1" draw:layer="layout" svg:x1="6.625cm" svg:y1="17.25cm" svg:x2="6.5cm" svg:y2="18.251cm" draw:start-shape="id6" draw:start-glue-point="6" draw:end-shape="id10" draw:end-glue-point="4" svg:d="M6625 17250v501h-125v500" svg:viewBox="0 0 126 1002">
          <text:p/>
        </draw:connector>
        <draw:connector draw:style-name="gr16" draw:text-style-name="P1" draw:layer="layout" svg:x1="6.5cm" svg:y1="19.251cm" svg:x2="6.25cm" svg:y2="19.75cm" draw:start-shape="id10" draw:start-glue-point="6" draw:end-shape="id11" draw:end-glue-point="4" svg:d="M6500 19251v250h-250v249" svg:viewBox="0 0 251 500">
          <text:p/>
        </draw:connector>
        <draw:connector draw:style-name="gr16" draw:text-style-name="P1" draw:layer="layout" svg:x1="6.25cm" svg:y1="20.75cm" svg:x2="6.5cm" svg:y2="21.25cm" draw:start-shape="id11" draw:start-glue-point="6" draw:end-shape="id12" draw:end-glue-point="4" svg:d="M6250 20750v251h250v249" svg:viewBox="0 0 251 501">
          <text:p/>
        </draw:connector>
        <draw:connector draw:style-name="gr16" draw:text-style-name="P1" draw:layer="layout" svg:x1="6.5cm" svg:y1="22.25cm" svg:x2="6.5cm" svg:y2="22.75cm" draw:start-shape="id12" draw:start-glue-point="6" draw:end-shape="id13" draw:end-glue-point="4" svg:d="M6500 22250v500" svg:viewBox="0 0 1 501">
          <text:p/>
        </draw:connector>
        <draw:connector draw:style-name="gr16" draw:text-style-name="P1" draw:layer="layout" svg:x1="6.5cm" svg:y1="23.75cm" svg:x2="6.5cm" svg:y2="24.25cm" draw:start-shape="id13" draw:start-glue-point="6" draw:end-shape="id14" draw:end-glue-point="4" svg:d="M6500 23750v500" svg:viewBox="0 0 1 501">
          <text:p/>
        </draw:connector>
        <draw:connector draw:style-name="gr16" draw:text-style-name="P1" draw:layer="layout" svg:x1="11.625cm" svg:y1="17.25cm" svg:x2="11.5cm" svg:y2="18.25cm" draw:start-shape="id7" draw:start-glue-point="6" draw:end-shape="id15" draw:end-glue-point="4" svg:d="M11625 17250v501h-125v499" svg:viewBox="0 0 126 1001">
          <text:p/>
        </draw:connector>
        <draw:connector draw:style-name="gr16" draw:text-style-name="P1" draw:layer="layout" svg:x1="11.5cm" svg:y1="19.25cm" svg:x2="11.5cm" svg:y2="19.75cm" draw:start-shape="id15" draw:start-glue-point="6" draw:end-shape="id16" draw:end-glue-point="4" svg:d="M11500 19250v500" svg:viewBox="0 0 1 501">
          <text:p/>
        </draw:connector>
        <draw:connector draw:style-name="gr16" draw:text-style-name="P1" draw:layer="layout" svg:x1="11.5cm" svg:y1="20.75cm" svg:x2="11.5cm" svg:y2="21.25cm" draw:start-shape="id16" draw:start-glue-point="6" draw:end-shape="id17" draw:end-glue-point="4" svg:d="M11500 20750v500" svg:viewBox="0 0 1 501">
          <text:p/>
        </draw:connector>
        <draw:connector draw:style-name="gr16" draw:text-style-name="P1" draw:layer="layout" svg:x1="11.5cm" svg:y1="22.25cm" svg:x2="11.5cm" svg:y2="22.75cm" draw:start-shape="id17" draw:start-glue-point="6" draw:end-shape="id18" draw:end-glue-point="4" svg:d="M11500 22250v500" svg:viewBox="0 0 1 501">
          <text:p/>
        </draw:connector>
        <draw:connector draw:style-name="gr16" draw:text-style-name="P1" draw:layer="layout" svg:x1="11.5cm" svg:y1="23.75cm" svg:x2="11.5cm" svg:y2="24.25cm" draw:start-shape="id18" draw:start-glue-point="6" draw:end-shape="id19" draw:end-glue-point="4" svg:d="M11500 23750v500" svg:viewBox="0 0 1 501">
          <text:p/>
        </draw:connector>
        <draw:connector draw:style-name="gr16" draw:text-style-name="P1" draw:layer="layout" svg:x1="17.125cm" svg:y1="17.25cm" svg:x2="16.875cm" svg:y2="18.25cm" draw:start-shape="id8" draw:start-glue-point="6" draw:end-shape="id20" draw:end-glue-point="4" svg:d="M17125 17250v501h-250v499" svg:viewBox="0 0 251 1001">
          <text:p/>
        </draw:connector>
        <draw:connector draw:style-name="gr16" draw:text-style-name="P1" draw:layer="layout" svg:x1="22.875cm" svg:y1="17.25cm" svg:x2="22.875cm" svg:y2="18cm" draw:start-shape="id9" draw:start-glue-point="6" draw:end-shape="id21" draw:end-glue-point="4" svg:d="M22875 17250v750" svg:viewBox="0 0 1 751">
          <text:p/>
        </draw:connector>
        <draw:connector draw:style-name="gr16" draw:text-style-name="P1" draw:layer="layout" svg:x1="22.875cm" svg:y1="19.25cm" svg:x2="23.75cm" svg:y2="22cm" draw:start-shape="id21" draw:start-glue-point="6" draw:end-shape="id22" draw:end-glue-point="4" svg:d="M22875 19250v1376h875v1374" svg:viewBox="0 0 876 2751">
          <text:p/>
        </draw:connector>
        <draw:connector draw:style-name="gr16" draw:text-style-name="P1" draw:layer="layout" svg:x1="23.75cm" svg:y1="23.5cm" svg:x2="24.125cm" svg:y2="24.5cm" draw:start-shape="id22" draw:start-glue-point="6" draw:end-shape="id23" draw:end-glue-point="4" svg:d="M23750 23500v501h375v499" svg:viewBox="0 0 376 1001">
          <text:p/>
        </draw:connector>
        <draw:connector draw:style-name="gr16" draw:text-style-name="P1" draw:layer="layout" svg:x1="24.125cm" svg:y1="26cm" svg:x2="24cm" svg:y2="27cm" draw:start-shape="id23" draw:start-glue-point="6" draw:end-shape="id24" draw:end-glue-point="4" svg:d="M24125 26000v501h-125v499" svg:viewBox="0 0 126 1001">
          <text:p/>
        </draw:connector>
        <draw:connector draw:style-name="gr16" draw:text-style-name="P1" draw:layer="layout" svg:x1="24cm" svg:y1="28.5cm" svg:x2="13.5cm" svg:y2="30cm" draw:start-shape="id24" draw:start-glue-point="6" draw:end-shape="id25" draw:end-glue-point="4" svg:d="M24000 28500v751h-10500v749" svg:viewBox="0 0 10501 1501">
          <text:p/>
        </draw:connector>
        <draw:connector draw:style-name="gr16" draw:text-style-name="P1" draw:layer="layout" svg:x1="24cm" svg:y1="28.5cm" svg:x2="20cm" svg:y2="30cm" draw:start-shape="id24" draw:start-glue-point="6" draw:end-shape="id26" draw:end-glue-point="4" svg:d="M24000 28500v751h-4000v749" svg:viewBox="0 0 4001 1501">
          <text:p/>
        </draw:connector>
        <draw:connector draw:style-name="gr16" draw:text-style-name="P1" draw:layer="layout" svg:x1="24cm" svg:y1="28.5cm" svg:x2="26.5cm" svg:y2="30cm" draw:start-shape="id24" draw:start-glue-point="6" draw:end-shape="id27" draw:end-glue-point="4" svg:d="M24000 28500v751h2500v749" svg:viewBox="0 0 2501 1501">
          <text:p/>
        </draw:connector>
        <draw:connector draw:style-name="gr16" draw:text-style-name="P1" draw:layer="layout" svg:x1="24cm" svg:y1="28.5cm" svg:x2="32.75cm" svg:y2="30cm" draw:start-shape="id24" draw:start-glue-point="6" draw:end-shape="id28" draw:end-glue-point="4" svg:d="M24000 28500v751h8750v749" svg:viewBox="0 0 8751 1501">
          <text:p/>
        </draw:connector>
        <draw:connector draw:style-name="gr16" draw:text-style-name="P1" draw:layer="layout" svg:x1="20cm" svg:y1="31.5cm" svg:x2="19.625cm" svg:y2="33cm" draw:start-shape="id26" draw:start-glue-point="6" draw:end-shape="id29" draw:end-glue-point="4" svg:d="M20000 31500v751h-375v749" svg:viewBox="0 0 376 1501">
          <text:p/>
        </draw:connector>
        <draw:connector draw:style-name="gr16" draw:text-style-name="P1" draw:layer="layout" svg:x1="26.5cm" svg:y1="31.5cm" svg:x2="26.75cm" svg:y2="33cm" draw:start-shape="id27" draw:start-glue-point="6" draw:end-shape="id30" draw:end-glue-point="4" svg:d="M26500 31500v751h250v749" svg:viewBox="0 0 251 1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1T23:48:58.361700969</meta:creation-date>
    <dc:date>2021-12-02T00:09:15.878976623</dc:date>
    <meta:editing-duration>PT9M27S</meta:editing-duration>
    <meta:editing-cycles>1</meta:editing-cycles>
    <meta:document-statistic meta:object-count="61"/>
    <meta:generator>LibreOffice/7.2.3.2$Linux_X86_64 LibreOffice_project/a49ed84f3d037188bbbcb324f9afc3796d887539</meta:generator>
  </office:meta>
</office:document-meta>
</file>